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098EFD9F898A6B2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2cm"/>
    </style:style>
    <style:style style:name="Tabela1.D" style:family="table-column">
      <style:table-column-properties style:column-width="7.74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49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background-color="#ffffff" fo:padding-left="0.049cm" fo:padding-right="0cm" fo:padding-top="0cm" fo:padding-bottom="0cm" fo:border="0.5pt solid #999999">
        <style:background-image/>
      </style:table-cell-properties>
    </style:style>
    <style:style style:name="Tabela2" style:family="table">
      <style:table-properties style:width="15.302cm" fo:margin-left="-0.058cm" fo:margin-top="0cm" fo:margin-bottom="0cm" table:align="left" style:writing-mode="lr-tb"/>
    </style:style>
    <style:style style:name="Tabela2.A" style:family="table-column">
      <style:table-column-properties style:column-width="4.297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3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middle" fo:background-color="#dbe5f1" fo:padding-left="0.049cm" fo:padding-right="0cm" fo:padding-top="0cm" fo:padding-bottom="0cm" fo:border="0.5pt solid #999999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3" style:family="table-row">
      <style:table-row-properties style:min-row-height="0.6cm" fo:keep-together="auto"/>
    </style:style>
    <style:style style:name="Tabela2.A3" style:family="table-cell">
      <style:table-cell-properties style:vertical-align="middle" fo:background-color="#ffffff" fo:padding-left="0.049cm" fo:padding-right="0cm" fo:padding-top="0cm" fo:padding-bottom="0cm" fo:border="0.5pt solid #999999">
        <style:background-image/>
      </style:table-cell-properties>
    </style:style>
    <style:style style:name="P1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language-asian="pt" style:country-asian="BR" style:font-size-complex="10pt"/>
    </style:style>
    <style:style style:name="P2" style:family="paragraph" style:parent-style-name="Descrição">
      <style:paragraph-properties fo:margin-top="0cm" fo:margin-bottom="0.423cm" loext:contextual-spacing="false" fo:line-height="100%" fo:text-align="justify" style:justify-single-word="false"/>
      <style:text-properties style:language-asian="pt" style:country-asian="BR" style:font-size-complex="10pt"/>
    </style:style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officeooo:rsid="0002080e" officeooo:paragraph-rsid="0002080e" style:language-asian="pt" style:country-asian="BR" style:font-size-complex="10pt"/>
    </style:style>
    <style:style style:name="P4" style:family="paragraph" style:parent-style-name="Footer">
      <style:paragraph-properties fo:margin-top="0.212cm" fo:margin-bottom="0.212cm" loext:contextual-spacing="false"/>
    </style:style>
    <style:style style:name="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6" style:family="paragraph" style:parent-style-name="Standard">
      <style:paragraph-properties fo:line-height="150%"/>
      <style:text-properties officeooo:rsid="0004282e" officeooo:paragraph-rsid="0004282e"/>
    </style:style>
    <style:style style:name="P7" style:family="paragraph" style:parent-style-name="Standard">
      <style:paragraph-properties fo:line-height="150%"/>
    </style:style>
    <style:style style:name="P8" style:family="paragraph" style:parent-style-name="Comments">
      <style:paragraph-properties fo:line-height="150%"/>
    </style:style>
    <style:style style:name="P9" style:family="paragraph" style:parent-style-name="TOC_20_Heading">
      <style:paragraph-properties fo:line-height="150%"/>
    </style:style>
    <style:style style:name="P10" style:family="paragraph" style:parent-style-name="Contents_20_2">
      <style:paragraph-properties fo:line-height="150%"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 fo:line-height="150%"/>
    </style:style>
    <style:style style:name="P12" style:family="paragraph" style:parent-style-name="Table">
      <style:paragraph-properties fo:line-height="150%"/>
    </style:style>
    <style:style style:name="P13" style:family="paragraph" style:parent-style-name="Versões">
      <style:text-properties officeooo:rsid="0002080e" officeooo:paragraph-rsid="0002080e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04282e" officeooo:paragraph-rsid="0004282e"/>
    </style:style>
    <style:style style:name="P15" style:family="paragraph" style:parent-style-name="Standard">
      <style:paragraph-properties fo:line-height="150%"/>
      <style:text-properties style:font-size-complex="8pt"/>
    </style:style>
    <style:style style:name="P16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officeooo:rsid="00033f95" officeooo:paragraph-rsid="0004282e"/>
    </style:style>
    <style:style style:name="P18" style:family="paragraph" style:parent-style-name="Standard">
      <style:paragraph-properties fo:line-height="150%" fo:text-align="justify" style:justify-single-word="false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officeooo:paragraph-rsid="0006cff8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officeooo:paragraph-rsid="000758ea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officeooo:rsid="000758ea" officeooo:paragraph-rsid="000758ea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officeooo:rsid="00084e08" officeooo:paragraph-rsid="00084e08"/>
    </style:style>
    <style:style style:name="P23" style:family="paragraph" style:parent-style-name="Heading_20_1" style:list-style-name="">
      <style:paragraph-properties fo:line-height="150%"/>
    </style:style>
    <style:style style:name="P24" style:family="paragraph" style:parent-style-name="Heading_20_1" style:list-style-name="WWNum2">
      <style:paragraph-properties fo:line-height="150%"/>
    </style:style>
    <style:style style:name="P25" style:family="paragraph" style:parent-style-name="Heading_20_1" style:list-style-name="WWNum2">
      <style:paragraph-properties fo:line-height="150%"/>
      <style:text-properties officeooo:rsid="0002080e" officeooo:paragraph-rsid="0002080e"/>
    </style:style>
    <style:style style:name="P26" style:family="paragraph" style:parent-style-name="Heading_20_2" style:list-style-name="WWNum2">
      <style:paragraph-properties fo:line-height="150%"/>
    </style:style>
    <style:style style:name="P27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28" style:family="paragraph" style:parent-style-name="Comments">
      <style:paragraph-properties fo:line-height="150%"/>
      <style:text-properties officeooo:paragraph-rsid="000758ea"/>
    </style:style>
    <style:style style:name="P29" style:family="paragraph" style:parent-style-name="Comments">
      <style:paragraph-properties fo:line-height="150%"/>
      <style:text-properties style:font-size-complex="8pt"/>
    </style:style>
    <style:style style:name="P30" style:family="paragraph" style:parent-style-name="Comments" style:list-style-name="WWNum4">
      <style:paragraph-properties fo:line-height="150%"/>
      <style:text-properties style:font-size-complex="8pt"/>
    </style:style>
    <style:style style:name="P31" style:family="paragraph" style:parent-style-name="Versões">
      <style:text-properties fo:font-weight="bold" style:font-weight-asian="bold"/>
    </style:style>
    <style:style style:name="T1" style:family="text">
      <style:text-properties fo:color="#244061"/>
    </style:style>
    <style:style style:name="T2" style:family="text">
      <style:text-properties text:display="none"/>
    </style:style>
    <style:style style:name="T3" style:family="text">
      <style:text-properties text:display="true"/>
    </style:style>
    <style:style style:name="T4" style:family="text">
      <style:text-properties style:language-asian="pt" style:country-asian="B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2080e"/>
    </style:style>
    <style:style style:name="T7" style:family="text">
      <style:text-properties officeooo:rsid="0002ace7"/>
    </style:style>
    <style:style style:name="T8" style:family="text">
      <style:text-properties officeooo:rsid="0004282e"/>
    </style:style>
    <style:style style:name="T9" style:family="text">
      <style:text-properties officeooo:rsid="0006cff8"/>
    </style:style>
    <style:style style:name="T10" style:family="text">
      <style:text-properties officeooo:rsid="000758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31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31">Versão</text:p>
          </table:table-cell>
          <table:table-cell table:style-name="Tabela1.A1" office:value-type="string">
            <text:p text:style-name="P31">Data</text:p>
          </table:table-cell>
          <table:table-cell table:style-name="Tabela1.A1" office:value-type="string">
            <text:p text:style-name="P31">Autor</text:p>
          </table:table-cell>
          <table:table-cell table:style-name="Tabela1.A1" office:value-type="string">
            <text:p text:style-name="P31">Notas da Revisão</text:p>
          </table:table-cell>
        </table:table-row>
        <table:table-row table:style-name="Tabela1.3">
          <table:table-cell table:style-name="Tabela1.A3" office:value-type="string">
            <text:p text:style-name="P13">1.0</text:p>
          </table:table-cell>
          <table:table-cell table:style-name="Tabela1.A3" office:value-type="string">
            <text:p text:style-name="P13">24/03/2017</text:p>
          </table:table-cell>
          <table:table-cell table:style-name="Tabela1.A3" office:value-type="string">
            <text:p text:style-name="P13">FH&amp;C</text:p>
          </table:table-cell>
          <table:table-cell table:style-name="Tabela1.A3" office:value-type="string">
            <text:p text:style-name="Versões"/>
          </table:table-cell>
        </table:table-row>
      </table:table>
      <text:p text:style-name="P7"/>
      <text:p text:style-name="P8">[Termo de abertura baseado na técnica <text:a xlink:type="simple" xlink:href="http://escritoriodeprojetos.com.br/5w2h" text:style-name="Internet_20_link" text:visited-style-name="Visited_20_Internet_20_Link"><text:span text:style-name="Internet_20_Link">5W2H</text:span></text:a>.]</text:p>
      <text:p text:style-name="P7"/>
      <text:p text:style-name="P9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Toc464564784" text:style-name="Index_20_Link" text:visited-style-name="Index_20_Link"><text:span text:style-name="Index_20_Link"><text:span text:style-name="T3">Objetivos deste documento<text:tab/>1</text:span></text:span></text:a></text:p>
          <text:p text:style-name="P11"><text:a xlink:type="simple" xlink:href="#_Toc464564785" text:style-name="Index_20_Link" text:visited-style-name="Index_20_Link"><text:span text:style-name="Index_20_Link"><text:span text:style-name="T3">1</text:span></text:span></text:a><text:a xlink:type="simple" xlink:href="#_Toc464564785" text:style-name="Index_20_Link" text:visited-style-name="Index_20_Link"><text:span text:style-name="Index_20_Link"><text:span text:style-name="T4"><text:tab/></text:span></text:span></text:a><text:a xlink:type="simple" xlink:href="#_Toc464564785" text:style-name="Index_20_Link" text:visited-style-name="Index_20_Link"><text:span text:style-name="Index_20_Link">Why? Por que?</text:span></text:a><text:a xlink:type="simple" xlink:href="#_Toc464564785" text:style-name="Index_20_Link" text:visited-style-name="Index_20_Link"><text:span text:style-name="Index_20_Link"><text:span text:style-name="T3"><text:tab/>1</text:span></text:span></text:a></text:p>
          <text:p text:style-name="P10"><text:a xlink:type="simple" xlink:href="#_Toc464564786" text:style-name="Index_20_Link" text:visited-style-name="Index_20_Link"><text:span text:style-name="Index_20_Link"><text:span text:style-name="T3">1.1</text:span></text:span></text:a><text:a xlink:type="simple" xlink:href="#_Toc464564786" text:style-name="Index_20_Link" text:visited-style-name="Index_20_Link"><text:span text:style-name="Index_20_Link"><text:span text:style-name="T4"><text:tab/></text:span></text:span></text:a><text:a xlink:type="simple" xlink:href="#_Toc464564786" text:style-name="Index_20_Link" text:visited-style-name="Index_20_Link"><text:span text:style-name="Index_20_Link">Justificativa do projeto</text:span></text:a><text:a xlink:type="simple" xlink:href="#_Toc464564786" text:style-name="Index_20_Link" text:visited-style-name="Index_20_Link"><text:span text:style-name="Index_20_Link"><text:span text:style-name="T3"><text:tab/>1</text:span></text:span></text:a></text:p>
          <text:p text:style-name="P10"><text:a xlink:type="simple" xlink:href="#_Toc464564787" text:style-name="Index_20_Link" text:visited-style-name="Index_20_Link"><text:span text:style-name="Index_20_Link"><text:span text:style-name="T3">1.2</text:span></text:span></text:a><text:a xlink:type="simple" xlink:href="#_Toc464564787" text:style-name="Index_20_Link" text:visited-style-name="Index_20_Link"><text:span text:style-name="Index_20_Link"><text:span text:style-name="T4"><text:tab/></text:span></text:span></text:a><text:a xlink:type="simple" xlink:href="#_Toc464564787" text:style-name="Index_20_Link" text:visited-style-name="Index_20_Link"><text:span text:style-name="Index_20_Link">Objetivos SMART</text:span></text:a><text:a xlink:type="simple" xlink:href="#_Toc464564787" text:style-name="Index_20_Link" text:visited-style-name="Index_20_Link"><text:span text:style-name="Index_20_Link"><text:span text:style-name="T3"><text:tab/>1</text:span></text:span></text:a></text:p>
          <text:p text:style-name="P11"><text:a xlink:type="simple" xlink:href="#_Toc464564788" text:style-name="Index_20_Link" text:visited-style-name="Index_20_Link"><text:span text:style-name="Index_20_Link"><text:span text:style-name="T3">2</text:span></text:span></text:a><text:a xlink:type="simple" xlink:href="#_Toc464564788" text:style-name="Index_20_Link" text:visited-style-name="Index_20_Link"><text:span text:style-name="Index_20_Link"><text:span text:style-name="T4"><text:tab/></text:span></text:span></text:a><text:a xlink:type="simple" xlink:href="#_Toc464564788" text:style-name="Index_20_Link" text:visited-style-name="Index_20_Link"><text:span text:style-name="Index_20_Link">What? O que?</text:span></text:a><text:a xlink:type="simple" xlink:href="#_Toc464564788" text:style-name="Index_20_Link" text:visited-style-name="Index_20_Link"><text:span text:style-name="Index_20_Link"><text:span text:style-name="T3"><text:tab/>2</text:span></text:span></text:a></text:p>
          <text:p text:style-name="P10"><text:a xlink:type="simple" xlink:href="#_Toc464564789" text:style-name="Index_20_Link" text:visited-style-name="Index_20_Link"><text:span text:style-name="Index_20_Link"><text:span text:style-name="T3">2.1</text:span></text:span></text:a><text:a xlink:type="simple" xlink:href="#_Toc464564789" text:style-name="Index_20_Link" text:visited-style-name="Index_20_Link"><text:span text:style-name="Index_20_Link"><text:span text:style-name="T4"><text:tab/></text:span></text:span></text:a><text:a xlink:type="simple" xlink:href="#_Toc464564789" text:style-name="Index_20_Link" text:visited-style-name="Index_20_Link"><text:span text:style-name="Index_20_Link">Produtos, Serviços ou Resultados esperados</text:span></text:a><text:a xlink:type="simple" xlink:href="#_Toc464564789" text:style-name="Index_20_Link" text:visited-style-name="Index_20_Link"><text:span text:style-name="Index_20_Link"><text:span text:style-name="T3"><text:tab/>2</text:span></text:span></text:a></text:p>
          <text:p text:style-name="P10"><text:a xlink:type="simple" xlink:href="#_Toc464564790" text:style-name="Index_20_Link" text:visited-style-name="Index_20_Link"><text:span text:style-name="Index_20_Link"><text:span text:style-name="T3">2.2</text:span></text:span></text:a><text:a xlink:type="simple" xlink:href="#_Toc464564790" text:style-name="Index_20_Link" text:visited-style-name="Index_20_Link"><text:span text:style-name="Index_20_Link"><text:span text:style-name="T4"><text:tab/></text:span></text:span></text:a><text:a xlink:type="simple" xlink:href="#_Toc464564790" text:style-name="Index_20_Link" text:visited-style-name="Index_20_Link"><text:span text:style-name="Index_20_Link">Requisitos</text:span></text:a><text:a xlink:type="simple" xlink:href="#_Toc464564790" text:style-name="Index_20_Link" text:visited-style-name="Index_20_Link"><text:span text:style-name="Index_20_Link"><text:span text:style-name="T3"><text:tab/>2</text:span></text:span></text:a></text:p>
          <text:p text:style-name="P11"><text:a xlink:type="simple" xlink:href="#_Toc464564791" text:style-name="Index_20_Link" text:visited-style-name="Index_20_Link"><text:span text:style-name="Index_20_Link"><text:span text:style-name="T3">3</text:span></text:span></text:a><text:a xlink:type="simple" xlink:href="#_Toc464564791" text:style-name="Index_20_Link" text:visited-style-name="Index_20_Link"><text:span text:style-name="Index_20_Link"><text:span text:style-name="T4"><text:tab/></text:span></text:span></text:a><text:a xlink:type="simple" xlink:href="#_Toc464564791" text:style-name="Index_20_Link" text:visited-style-name="Index_20_Link"><text:span text:style-name="Index_20_Link">Who? Quem? Partes interessadas do projeto</text:span></text:a><text:a xlink:type="simple" xlink:href="#_Toc464564791" text:style-name="Index_20_Link" text:visited-style-name="Index_20_Link"><text:span text:style-name="Index_20_Link"><text:span text:style-name="T3"><text:tab/>2</text:span></text:span></text:a></text:p>
          <text:p text:style-name="P11"><text:a xlink:type="simple" xlink:href="#_Toc464564792" text:style-name="Index_20_Link" text:visited-style-name="Index_20_Link"><text:span text:style-name="Index_20_Link"><text:span text:style-name="T3">4</text:span></text:span></text:a><text:a xlink:type="simple" xlink:href="#_Toc464564792" text:style-name="Index_20_Link" text:visited-style-name="Index_20_Link"><text:span text:style-name="Index_20_Link"><text:span text:style-name="T4"><text:tab/></text:span></text:span></text:a><text:a xlink:type="simple" xlink:href="#_Toc464564792" text:style-name="Index_20_Link" text:visited-style-name="Index_20_Link"><text:span text:style-name="Index_20_Link">Where? Onde?</text:span></text:a><text:a xlink:type="simple" xlink:href="#_Toc464564792" text:style-name="Index_20_Link" text:visited-style-name="Index_20_Link"><text:span text:style-name="Index_20_Link"><text:span text:style-name="T3"><text:tab/>2</text:span></text:span></text:a></text:p>
          <text:p text:style-name="P11"><text:a xlink:type="simple" xlink:href="#_Toc464564793" text:style-name="Index_20_Link" text:visited-style-name="Index_20_Link"><text:span text:style-name="Index_20_Link"><text:span text:style-name="T3">5</text:span></text:span></text:a><text:a xlink:type="simple" xlink:href="#_Toc464564793" text:style-name="Index_20_Link" text:visited-style-name="Index_20_Link"><text:span text:style-name="Index_20_Link"><text:span text:style-name="T4"><text:tab/></text:span></text:span></text:a><text:a xlink:type="simple" xlink:href="#_Toc464564793" text:style-name="Index_20_Link" text:visited-style-name="Index_20_Link"><text:span text:style-name="Index_20_Link">How? Como?</text:span></text:a><text:a xlink:type="simple" xlink:href="#_Toc464564793" text:style-name="Index_20_Link" text:visited-style-name="Index_20_Link"><text:span text:style-name="Index_20_Link"><text:span text:style-name="T3"><text:tab/>2</text:span></text:span></text:a></text:p>
          <text:p text:style-name="P10"><text:a xlink:type="simple" xlink:href="#_Toc464564794" text:style-name="Index_20_Link" text:visited-style-name="Index_20_Link"><text:span text:style-name="Index_20_Link"><text:span text:style-name="T3">5.1</text:span></text:span></text:a><text:a xlink:type="simple" xlink:href="#_Toc464564794" text:style-name="Index_20_Link" text:visited-style-name="Index_20_Link"><text:span text:style-name="Index_20_Link"><text:span text:style-name="T4"><text:tab/></text:span></text:span></text:a><text:a xlink:type="simple" xlink:href="#_Toc464564794" text:style-name="Index_20_Link" text:visited-style-name="Index_20_Link"><text:span text:style-name="Index_20_Link">Premissas</text:span></text:a><text:a xlink:type="simple" xlink:href="#_Toc464564794" text:style-name="Index_20_Link" text:visited-style-name="Index_20_Link"><text:span text:style-name="Index_20_Link"><text:span text:style-name="T3"><text:tab/>2</text:span></text:span></text:a></text:p>
          <text:p text:style-name="P10"><text:a xlink:type="simple" xlink:href="#_Toc464564795" text:style-name="Index_20_Link" text:visited-style-name="Index_20_Link"><text:span text:style-name="Index_20_Link"><text:span text:style-name="T3">5.2</text:span></text:span></text:a><text:a xlink:type="simple" xlink:href="#_Toc464564795" text:style-name="Index_20_Link" text:visited-style-name="Index_20_Link"><text:span text:style-name="Index_20_Link"><text:span text:style-name="T4"><text:tab/></text:span></text:span></text:a><text:a xlink:type="simple" xlink:href="#_Toc464564795" text:style-name="Index_20_Link" text:visited-style-name="Index_20_Link"><text:span text:style-name="Index_20_Link">Estrutura Analítica do Projeto</text:span></text:a><text:a xlink:type="simple" xlink:href="#_Toc464564795" text:style-name="Index_20_Link" text:visited-style-name="Index_20_Link"><text:span text:style-name="Index_20_Link"><text:span text:style-name="T3"><text:tab/>2</text:span></text:span></text:a></text:p>
          <text:p text:style-name="P10"><text:a xlink:type="simple" xlink:href="#_Toc464564796" text:style-name="Index_20_Link" text:visited-style-name="Index_20_Link"><text:span text:style-name="Index_20_Link"><text:span text:style-name="T3">5.3</text:span></text:span></text:a><text:a xlink:type="simple" xlink:href="#_Toc464564796" text:style-name="Index_20_Link" text:visited-style-name="Index_20_Link"><text:span text:style-name="Index_20_Link"><text:span text:style-name="T4"><text:tab/></text:span></text:span></text:a><text:a xlink:type="simple" xlink:href="#_Toc464564796" text:style-name="Index_20_Link" text:visited-style-name="Index_20_Link"><text:span text:style-name="Index_20_Link">Restrições</text:span></text:a><text:a xlink:type="simple" xlink:href="#_Toc464564796" text:style-name="Index_20_Link" text:visited-style-name="Index_20_Link"><text:span text:style-name="Index_20_Link"><text:span text:style-name="T3"><text:tab/>3</text:span></text:span></text:a></text:p>
          <text:p text:style-name="P10"><text:a xlink:type="simple" xlink:href="#_Toc464564797" text:style-name="Index_20_Link" text:visited-style-name="Index_20_Link"><text:span text:style-name="Index_20_Link"><text:span text:style-name="T3">5.4</text:span></text:span></text:a><text:a xlink:type="simple" xlink:href="#_Toc464564797" text:style-name="Index_20_Link" text:visited-style-name="Index_20_Link"><text:span text:style-name="Index_20_Link"><text:span text:style-name="T4"><text:tab/></text:span></text:span></text:a><text:a xlink:type="simple" xlink:href="#_Toc464564797" text:style-name="Index_20_Link" text:visited-style-name="Index_20_Link"><text:span text:style-name="Index_20_Link">Riscos</text:span></text:a><text:a xlink:type="simple" xlink:href="#_Toc464564797" text:style-name="Index_20_Link" text:visited-style-name="Index_20_Link"><text:span text:style-name="Index_20_Link"><text:span text:style-name="T3"><text:tab/>3</text:span></text:span></text:a></text:p>
          <text:p text:style-name="P11"><text:a xlink:type="simple" xlink:href="#_Toc464564798" text:style-name="Index_20_Link" text:visited-style-name="Index_20_Link"><text:span text:style-name="Index_20_Link"><text:span text:style-name="T3">6</text:span></text:span></text:a><text:a xlink:type="simple" xlink:href="#_Toc464564798" text:style-name="Index_20_Link" text:visited-style-name="Index_20_Link"><text:span text:style-name="Index_20_Link"><text:span text:style-name="T4"><text:tab/></text:span></text:span></text:a><text:a xlink:type="simple" xlink:href="#_Toc464564798" text:style-name="Index_20_Link" text:visited-style-name="Index_20_Link"><text:span text:style-name="Index_20_Link">When? Quando? Linha do Tempo</text:span></text:a><text:a xlink:type="simple" xlink:href="#_Toc464564798" text:style-name="Index_20_Link" text:visited-style-name="Index_20_Link"><text:span text:style-name="Index_20_Link"><text:span text:style-name="T3"><text:tab/>3</text:span></text:span></text:a></text:p>
          <text:p text:style-name="P11"><text:a xlink:type="simple" xlink:href="#_Toc464564799" text:style-name="Index_20_Link" text:visited-style-name="Index_20_Link"><text:span text:style-name="Index_20_Link"><text:span text:style-name="T3">7</text:span></text:span></text:a><text:a xlink:type="simple" xlink:href="#_Toc464564799" text:style-name="Index_20_Link" text:visited-style-name="Index_20_Link"><text:span text:style-name="Index_20_Link"><text:span text:style-name="T4"><text:tab/></text:span></text:span></text:a><text:a xlink:type="simple" xlink:href="#_Toc464564799" text:style-name="Index_20_Link" text:visited-style-name="Index_20_Link"><text:span text:style-name="Index_20_Link">How much? Quanto? Custos</text:span></text:a><text:a xlink:type="simple" xlink:href="#_Toc464564799" text:style-name="Index_20_Link" text:visited-style-name="Index_20_Link"><text:span text:style-name="Index_20_Link"><text:span text:style-name="T3"><text:tab/>3</text:span></text:span></text:a></text:p>
          <text:p text:style-name="P7"/>
        </text:index-body>
      </text:table-of-content>
      <text:p text:style-name="P7"/>
      <text:h text:style-name="P23" text:outline-level="1"><text:bookmark text:name="_Toc464564784"/><text:bookmark text:name="_Toc383370456"/><text:soft-page-break/>Objetivos deste documento</text:h>
      <text:p text:style-name="P7"><text:tab/><text:span text:style-name="T6">O objetivo deste documento é formalizar o início do projeto de desenvolvimento do Planta+, atribuir os responsáveis pelo projeto e suas responsabilidades, documentar os requisitos iniciais e as restrições.</text:span></text:p>
      <text:p text:style-name="P7"/>
      <text:list xml:id="list8341273786228201696" text:style-name="WWNum2">
        <text:list-item>
          <text:h text:style-name="P25" text:outline-level="1">Justificativas</text:h>
          <text:list>
            <text:list-item>
              <text:h text:style-name="P26" text:outline-level="2"><text:bookmark text:name="_Toc464564786"/><text:bookmark text:name="_Toc383370457"/>Justificativa do projeto</text:h>
            </text:list-item>
          </text:list>
        </text:list-item>
      </text:list>
      <text:p text:style-name="P7"><text:tab/><text:span text:style-name="T6">Foi identificada a necessidade de um facilitador no cuidado das plantas domésticas, pois muitas vezes as pessoas esquecem, de molhar, adubar, podar, não sabem o tempo de exposição solar devido à passar muito tempo fora de casa em seus compromissos, por exemplo.</text:span></text:p>
      <text:p text:style-name="P7"/>
      <text:list xml:id="list214740443390059" text:continue-numbering="true" text:style-name="WWNum2">
        <text:list-item>
          <text:list>
            <text:list-item>
              <text:h text:style-name="P26" text:outline-level="2"><text:bookmark text:name="_Toc464564787"/><text:bookmark text:name="_Toc383370458"/>Objetivos SMART</text:h>
            </text:list-item>
          </text:list>
        </text:list-item>
      </text:list>
      <text:p text:style-name="P18"><text:tab/><text:span text:style-name="T7">O projeto será considerado um sucesso se produzir o produto Planta+ e seus serviços em conformidade com os requisitos, respeitando as restrições e cumprindo o cronograma, atendendo os objetivos abaixo:</text:span></text:p>
      <text:list xml:id="list4857145153506373472" text:style-name="L3">
        <text:list-item>
          <text:p text:style-name="P19"><text:span text:style-name="T9">Deve haver um projeto de banco de dados relacional, com modelo conceitual, lógico e físico, com um dicionário de dados;</text:span></text:p>
        </text:list-item>
        <text:list-item>
          <text:p text:style-name="P21">A cada iteração deve ser feita uma atualização com os stakeholders pertinentes a cada etapa do projeto, a serem definidos na seção 5.2;</text:p>
        </text:list-item>
        <text:list-item>
          <text:p text:style-name="P21">Se nessa atualização for identificada uma alteração necessária ou uma incompatibilidade entre as expectativas do stakeholder para o artefato e o estado do artefato em si:</text:p>
          <text:list>
            <text:list-item>
              <text:p text:style-name="P20"><text:span text:style-name="T10">Será feita uma análise de viabilidade, para que seja verificada a relação custo-benefício da alteração a ser realizada.</text:span></text:p>
            </text:list-item>
          </text:list>
        </text:list-item>
        <text:list-item>
          <text:p text:style-name="P22"/>
        </text:list-item>
      </text:list>
      <text:p text:style-name="P28">[Descreva os <text:a xlink:type="simple" xlink:href="http://escritoriodeprojetos.com.br/objetivos-smart" text:style-name="Internet_20_link" text:visited-style-name="Visited_20_Internet_20_Link"><text:span text:style-name="Internet_20_Link"><text:span text:style-name="T2">Objetivos SMART</text:span></text:span></text:a> do projeto.</text:p>
      <text:p text:style-name="P8">SMART: Specific: Específico, Measurable: Indicador e meta, Assignable: Quem, Realistic: realístico, Time-related: Quando ]</text:p>
      <text:p text:style-name="P29"/>
      <text:p text:style-name="P7"/>
      <text:list xml:id="list214739905456138" text:continue-list="list214740443390059" text:style-name="WWNum2">
        <text:list-item>
          <text:list>
            <text:list-item>
              <text:h text:style-name="P26" text:outline-level="2"><text:bookmark text:name="_Toc462838392"/><text:soft-page-break/>Benefícios</text:h>
            </text:list-item>
          </text:list>
        </text:list-item>
      </text:list>
      <text:p text:style-name="P8">[Futuro, onde quer chegar. Descreva os benefícios a serem gerados por entregas do projeto. ]</text:p>
      <text:p text:style-name="P7"/>
      <text:list xml:id="list214740766834228" text:continue-numbering="true" text:style-name="WWNum2">
        <text:list-item>
          <text:h text:style-name="P24" text:outline-level="1"><text:bookmark text:name="_Toc464564788"/>What? O que?</text:h>
        </text:list-item>
      </text:list>
      <text:p text:style-name="P7"/>
      <text:list xml:id="list214739243381325" text:continue-numbering="true" text:style-name="WWNum2">
        <text:list-item>
          <text:list>
            <text:list-item>
              <text:h text:style-name="P26" text:outline-level="2"><text:bookmark text:name="_Toc464564789"/>Produtos, Serviços ou Resultados esperados</text:h>
            </text:list-item>
          </text:list>
        </text:list-item>
      </text:list>
      <text:p text:style-name="P8">[Para cada objetivo SMART, defina os produtos, serviços ou resultados necessários para atendê-lo. ]</text:p>
      <text:p text:style-name="P7"/>
      <text:list xml:id="list214741128759892" text:continue-numbering="true" text:style-name="WWNum2">
        <text:list-item>
          <text:list>
            <text:list-item>
              <text:h text:style-name="P26" text:outline-level="2"><text:bookmark text:name="_Toc464564790"/>Requisitos</text:h>
            </text:list-item>
          </text:list>
        </text:list-item>
      </text:list>
      <text:p text:style-name="P8">[Para cada produto, serviço ou resultado, defina os requisitos necessários (características solicitadas pela parte interessada – cliente).</text:p>
      <text:p text:style-name="P8"><text:a xlink:type="simple" xlink:href="http://escritoriodeprojetos.com.br/documentacao-dos-requisitos" text:style-name="Internet_20_link" text:visited-style-name="Visited_20_Internet_20_Link"><text:span text:style-name="Internet_20_Link"><text:span text:style-name="T2">Documente os principais requisitos</text:span></text:span></text:a> dos produtos a serem atendidos identificados no tópico acima. ]</text:p>
      <text:p text:style-name="P7"/>
      <text:list xml:id="list214739430978657" text:continue-numbering="true" text:style-name="WWNum2">
        <text:list-item>
          <text:h text:style-name="P24" text:outline-level="1"><text:bookmark-start text:name="_Toc464564791"/>Who? Quem? <text:bookmark-start text:name="_Toc383370461"/>Partes interessadas<text:bookmark-end text:name="_Toc464564791"/><text:bookmark-end text:name="_Toc383370461"/> do projeto</text:h>
        </text:list-item>
      </text:list>
      <text:p text:style-name="P8">[Defina as principais <text:a xlink:type="simple" xlink:href="http://escritoriodeprojetos.com.br/partes-interessadas" text:style-name="Internet_20_link" text:visited-style-name="Visited_20_Internet_20_Link"><text:span text:style-name="Internet_20_Link"><text:span text:style-name="T2">partes interessadas</text:span></text:span></text:a> do projeto. Agrupando-as em partes interessadas externas &amp; equipe.</text:p>
      <text:p text:style-name="P8">Partes interessadas externas são todas as pessoas, organizações e fatores externos que podem impactar o projeto e não fazem parte da equipe.</text:p>
      <text:p text:style-name="P8">Importante identificar as partes interessadas resistentes que apresentam uma ameça (risco) ao projeto e desenvolver estratégias para reduzir sua resistência (Seção Risco).</text:p>
      <text:p text:style-name="P8">Equipe são todas as pessoas (funcionários ou não) que produzem alguma entrega no projeto.</text:p>
      <text:p text:style-name="P8">Importante consistir se todas as entregas produzidas pelo projeto serão produzidas por alguém da equipe.]</text:p>
      <text:p text:style-name="P7"/>
      <text:list xml:id="list214739473694920" text:continue-numbering="true" text:style-name="WWNum2">
        <text:list-item>
          <text:h text:style-name="P24" text:outline-level="1"><text:bookmark text:name="_Toc464564792"/>Where? Onde?</text:h>
        </text:list-item>
      </text:list>
      <text:p text:style-name="P8">[Descreva onde os trabalhos serão desenvolvidos pela equipe.Excluir o tópico quando não for relevante para o projeto.]</text:p>
      <text:p text:style-name="P7"/>
      <text:list xml:id="list214740972154909" text:continue-numbering="true" text:style-name="WWNum2">
        <text:list-item>
          <text:h text:style-name="P24" text:outline-level="1"><text:bookmark text:name="_Toc464564793"/>How? Como?</text:h>
        </text:list-item>
      </text:list>
      <text:p text:style-name="P7"/>
      <text:list xml:id="list214740501071967" text:continue-numbering="true" text:style-name="WWNum2">
        <text:list-item>
          <text:list>
            <text:list-item>
              <text:h text:style-name="P26" text:outline-level="2"><text:bookmark text:name="_Toc464564794"/>Premissas</text:h>
            </text:list-item>
          </text:list>
        </text:list-item>
      </text:list>
      <text:p text:style-name="P8">[Relacione as <text:a xlink:type="simple" xlink:href="http://escritoriodeprojetos.com.br/premissas-de-um-projeto" text:style-name="Internet_20_link" text:visited-style-name="Visited_20_Internet_20_Link"><text:span text:style-name="Internet_20_Link"><text:span text:style-name="T2">premissas do projeto</text:span></text:span></text:a>, ou seja, fatores considerados verdadeiros sem prova <text:span text:style-name="T5">para fins de planejamento</text:span>.</text:p>
      <text:p text:style-name="P8">Quando uma premissa está fora do seu controle, isto é, <text:span text:style-name="T5">pode ser falsa</text:span>, ela é uma ameaça (risco) ao projeto e deve ser tratada e relacionada na seção riscos . </text:p>
      <text:p text:style-name="P8">Ex.: Disponibilidade de 50% do tempo do cliente durante os testes. ]</text:p>
      <text:p text:style-name="P7"><text:soft-page-break/></text:p>
      <text:p text:style-name="P7"/>
      <text:list xml:id="list214739675180387" text:continue-numbering="true" text:style-name="WWNum2">
        <text:list-item>
          <text:list>
            <text:list-item>
              <text:h text:style-name="P26" text:outline-level="2"><text:bookmark text:name="_Toc464564795"/>Estrutura Analítica do Projeto</text:h>
            </text:list-item>
          </text:list>
        </text:list-item>
      </text:list>
      <text:p text:style-name="P8">[Inclua a <text:a xlink:type="simple" xlink:href="http://escritoriodeprojetos.com.br/eap" text:style-name="Internet_20_link" text:visited-style-name="Visited_20_Internet_20_Link"><text:span text:style-name="Internet_20_Link"><text:span text:style-name="T2">Estrutura Analítica do Projeto (EAP)</text:span></text:span></text:a> com suas principais entregas. ]</text:p>
      <text:p text:style-name="P8">[Exemplo:</text:p>
      <text:list xml:id="list237034971585259857" text:style-name="WWNum4">
        <text:list-item>
          <text:p text:style-name="P30">Fase 1</text:p>
          <text:list>
            <text:list-item>
              <text:p text:style-name="P30">Entrega 1.1</text:p>
              <text:list>
                <text:list-item>
                  <text:p text:style-name="P30">Pacote de trabalho 1.1.1</text:p>
                </text:list-item>
                <text:list-item>
                  <text:p text:style-name="P30">...</text:p>
                </text:list-item>
              </text:list>
            </text:list-item>
            <text:list-item>
              <text:p text:style-name="P30">Entrega 1.2</text:p>
            </text:list-item>
            <text:list-item>
              <text:p text:style-name="P30">...</text:p>
            </text:list-item>
          </text:list>
        </text:list-item>
        <text:list-item>
          <text:p text:style-name="P30">Fase 2</text:p>
          <text:list>
            <text:list-item>
              <text:p text:style-name="P30">Entrega 2.1</text:p>
            </text:list-item>
            <text:list-item>
              <text:p text:style-name="P30">...</text:p>
            </text:list-item>
          </text:list>
        </text:list-item>
        <text:list-item>
          <text:p text:style-name="P30">...</text:p>
        </text:list-item>
      </text:list>
      <text:p text:style-name="P15">]</text:p>
      <text:p text:style-name="P7"/>
      <text:list xml:id="list214739667711088" text:continue-list="list214739675180387" text:style-name="WWNum2">
        <text:list-item>
          <text:list>
            <text:list-item>
              <text:h text:style-name="P26" text:outline-level="2"><text:bookmark text:name="_Toc464564796"/>Restrições</text:h>
            </text:list-item>
          </text:list>
        </text:list-item>
      </text:list>
      <text:p text:style-name="P8">[Relacione as <text:a xlink:type="simple" xlink:href="http://escritoriodeprojetos.com.br/restricoes-de-um-projeto" text:style-name="Internet_20_link" text:visited-style-name="Visited_20_Internet_20_Link"><text:span text:style-name="Internet_20_Link"><text:span text:style-name="T2">restrições do projeto</text:span></text:span></text:a>, ou seja, limitação aplicável ao projeto, a qual afetará seu desempenho. Limitações reais: orçamento, recursos, tempo de alocação, ... Ex.: Orçamento de R$1.500.000,00]</text:p>
      <text:p text:style-name="P7"/>
      <text:p text:style-name="P7"/>
      <text:list xml:id="list214740591860002" text:continue-numbering="true" text:style-name="WWNum2">
        <text:list-item>
          <text:list>
            <text:list-item>
              <text:h text:style-name="P26" text:outline-level="2"><text:bookmark text:name="_Toc464564797"/>Riscos</text:h>
            </text:list-item>
          </text:list>
        </text:list-item>
      </text:list>
      <text:p text:style-name="P8">[Descreva os principais <text:a xlink:type="simple" xlink:href="http://escritoriodeprojetos.com.br/riscos" text:style-name="Internet_20_link" text:visited-style-name="Visited_20_Internet_20_Link"><text:span text:style-name="Internet_20_Link"><text:span text:style-name="T2">riscos</text:span></text:span></text:a> do projeto. </text:p>
      <text:p text:style-name="P8">Risco é um evento com uma probabilidade de ocorrer no futuro impactando o projeto de forma negativa (ameaça) ou positiva (oportunidade).</text:p>
      <text:p text:style-name="P8">Algumas fontes de riscos: premissas não cumpridas; fatores que impactam as entregas; mudanças de escopo; resistência ou não engajamento das partes interessadas; ...]</text:p>
      <text:p text:style-name="P7"/>
      <text:p text:style-name="P7"/>
      <text:list xml:id="list214739298669158" text:continue-numbering="true" text:style-name="WWNum2">
        <text:list-item>
          <text:h text:style-name="P24" text:outline-level="1"><text:bookmark text:name="_Toc464564798"/>When? Quando? Linha do Tempo</text:h>
        </text:list-item>
      </text:list>
      <text:p text:style-name="P8">[Relacione os principais marcos do projeto. <text:a xlink:type="simple" xlink:href="http://escritoriodeprojetos.com.br/lista-dos-marcos" text:style-name="Internet_20_link" text:visited-style-name="Visited_20_Internet_20_Link"><text:span text:style-name="Internet_20_Link"><text:span text:style-name="T2">Marcos</text:span></text:span></text:a> são os momentos mais importantes do projeto, quando se conclui as fases ou entregas principais.</text:p>
      <text:p text:style-name="P8">Para cada entrega definida na EAP, defina data de início e término prevista. ]</text:p>
      <text:p text:style-name="P7"/>
      <text:p text:style-name="P7"/>
      <text:list xml:id="list214739292817588" text:continue-numbering="true" text:style-name="WWNum2">
        <text:list-item>
          <text:h text:style-name="P24" text:outline-level="1"><text:bookmark text:name="_Toc464564799"/><text:soft-page-break/>How much? Quanto? Custos</text:h>
        </text:list-item>
      </text:list>
      <text:p text:style-name="P8">[Estimativa preliminar dos <text:a xlink:type="simple" xlink:href="http://escritoriodeprojetos.com.br/custos" text:style-name="Internet_20_link" text:visited-style-name="Visited_20_Internet_20_Link"><text:span text:style-name="Internet_20_Link"><text:span text:style-name="T2">custos</text:span></text:span></text:a> do projeto representada pelo orçamento ou pelo fluxo de caixa com suas principais entradas e saídas financeiras. Base para a aprovação financeira do projeto e da formação da linha de base dos custos.</text:p>
      <text:p text:style-name="P8">Deve ser estimada baseando-se na EAP, ou seja, para cada entrega definida na EAP, estime seu custo total. ]</text:p>
      <text:p text:style-name="P7"/>
      <text:p text:style-name="P7"/>
      <text:p text:style-name="P7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6">Aprovações</text:p>
          </table:table-cell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6">Participante</text:p>
          </table:table-cell>
          <table:table-cell table:style-name="Tabela2.A1" office:value-type="string">
            <text:p text:style-name="P16">Assinatura</text:p>
          </table:table-cell>
          <table:table-cell table:style-name="Tabela2.A1" office:value-type="string">
            <text:p text:style-name="P16">Data</text:p>
          </table:table-cell>
        </table:table-row>
        <table:table-row table:style-name="Tabela2.3">
          <table:table-cell table:style-name="Tabela2.A3" office:value-type="string">
            <text:p text:style-name="P12">Patrocinador do Projeto</text:p>
          </table:table-cell>
          <table:table-cell table:style-name="Tabela2.A3" office:value-type="string">
            <text:p text:style-name="P7"/>
          </table:table-cell>
          <table:table-cell table:style-name="Tabela2.A3" office:value-type="string">
            <text:p text:style-name="P7"/>
          </table:table-cell>
        </table:table-row>
        <table:table-row table:style-name="Tabela2.3">
          <table:table-cell table:style-name="Tabela2.A3" office:value-type="string">
            <text:p text:style-name="P12">Gerente do Projeto</text:p>
          </table:table-cell>
          <table:table-cell table:style-name="Tabela2.A3" office:value-type="string">
            <text:p text:style-name="P7"/>
          </table:table-cell>
          <table:table-cell table:style-name="Tabela2.A3" office:value-type="string">
            <text:p text:style-name="P7"/>
          </table:table-cell>
        </table:table-row>
      </table:table>
      <text:p text:style-name="P7"/>
      <text:p text:style-name="P7"/>
      <text:p text:style-name="P6">Em algum lugar:</text:p>
      <text:p text:style-name="P6"/>
      <text:p text:style-name="P6"/>
      <text:list xml:id="list2799522983861369338" text:style-name="L1">
        <text:list-item>
          <text:p text:style-name="P17">Garantir que os usuários da aplicação tenham acesso a informações que:</text:p>
          <text:list>
            <text:list-item>
              <text:p text:style-name="P14">Os permitam iniciar o cultivo de suas plantas:</text:p>
              <text:list>
                <text:list-item>
                  <text:p text:style-name="P14">Na época certa;</text:p>
                </text:list-item>
                <text:list-item>
                  <text:p text:style-name="P14">Na região adequada;</text:p>
                </text:list-item>
              </text:list>
            </text:list-item>
            <text:list-item>
              <text:p text:style-name="P17"><text:span text:style-name="T8">O</text:span>s tornem capazes de cuidar das suas plantas, incluindo:</text:p>
              <text:list>
                <text:list-item>
                  <text:p text:style-name="P17">Hábitos de rega;</text:p>
                </text:list-item>
                <text:list-item>
                  <text:p text:style-name="P17">Grau e tempo de exposição ao sol;</text:p>
                </text:list-item>
                <text:list-item>
                  <text:p text:style-name="P17">Adubação;</text:p>
                </text:list-item>
                <text:list-item>
                  <text:p text:style-name="P17">Poda;</text:p>
                </text:list-item>
              </text:list>
            </text:list-item>
          </text:list>
        </text:list-item>
        <text:list-item>
          <text:p text:style-name="P14">Fornecer um ambiente de troca de experiências entre os usuári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/>
      <style:text-properties fo:font-size="16pt" fo:font-weight="normal" style:font-size-asian="16pt" style:language-asian="pt" style:country-asian="BR" style:font-weight-asian="normal" style:font-size-complex="16pt" style:font-weight-complex="normal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3cm"/>
    </style:style>
    <style:style style:name="Tabela3.B" style:family="table-column">
      <style:table-column-properties style:column-width="3.448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" style:family="table">
      <style:table-properties style:width="15.441cm" fo:margin-top="0cm" fo:margin-bottom="0cm" table:align="center" style:writing-mode="lr-tb"/>
    </style:style>
    <style:style style:name="Tabela4.A" style:family="table-column">
      <style:table-column-properties style:column-width="6.087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ela4.A2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language-asian="pt" style:country-asian="BR" style:font-size-complex="10pt"/>
    </style:style>
    <style:style style:name="MP2" style:family="paragraph" style:parent-style-name="Descrição">
      <style:paragraph-properties fo:margin-top="0cm" fo:margin-bottom="0.423cm" loext:contextual-spacing="false" fo:line-height="100%" fo:text-align="justify" style:justify-single-word="false"/>
      <style:text-properties style:language-asian="pt" style:country-asian="BR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officeooo:rsid="0002080e" officeooo:paragraph-rsid="0002080e" style:language-asian="pt" style:country-asian="BR" style:font-size-complex="10pt"/>
    </style:style>
    <style:style style:name="MP4" style:family="paragraph" style:parent-style-name="Footer">
      <style:paragraph-properties fo:margin-top="0.212cm" fo:margin-bottom="0.212cm" loext:contextual-spacing="false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P6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T1" style:family="text">
      <style:text-properties fo:color="#244061"/>
    </style:style>
    <style:style style:name="MT2" style:family="text">
      <style:text-properties text:display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Termo de Abertura do Projeto</text:title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4"><draw:image xlink:href="Pictures/10000000000001A6000000B9098EFD9F898A6B2C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Planta+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Termo de Abertura do Projeto v5W2H.odt</text:file-name></text:p>
            </table:table-cell>
            <table:table-cell table:style-name="Tabela4.A1" office:value-type="string">
              <text:p text:style-name="MP5"><text:span text:style-name="MT1">Página </text:span><text:span text:style-name="MT1"><text:page-number text:select-page="current">5</text:page-number></text:span><text:span text:style-name="MT1"> de </text:span><text:span text:style-name="MT1"><text:page-count>5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6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<text:span text:style-name="Internet_20_Link"><text:span text:style-name="MT2">http://escritoriodeprojetos.com.br</text:span></text:span>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4T02:02:00</meta:creation-date>
    <meta:initial-creator>Edu</meta:initial-creator>
    <dc:description>http://www.escritoriodeprojetos.com.br</dc:description>
    <meta:keyword>Template</meta:keyword>
    <meta:keyword>Gerenciamento</meta:keyword>
    <meta:keyword>de</meta:keyword>
    <meta:keyword>Projetos</meta:keyword>
    <dc:language>pt-BR</dc:language>
    <dc:date>2017-03-31T21:47:38.943501039</dc:date>
    <meta:editing-cycles>52</meta:editing-cycles>
    <dc:subject>Nome do Projeto</dc:subject>
    <dc:title>Termo de Abertura do Projeto</dc:title>
    <meta:editing-duration>PT8H6M35S</meta:editing-duration>
    <meta:generator>LibreOffice/5.1.6.2$Linux_X86_64 LibreOffice_project/10m0$Build-2</meta:generator>
    <meta:document-statistic meta:table-count="4" meta:image-count="1" meta:object-count="0" meta:page-count="5" meta:paragraph-count="110" meta:word-count="883" meta:character-count="5450" meta:non-whitespace-character-count="4703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